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text-properties style:font-name="Times"/>
    </style:style>
    <style:style style:name="P3" style:family="paragraph" style:parent-style-name="Standard" style:list-style-name="L2">
      <style:paragraph-properties fo:margin-top="0.199cm" fo:margin-bottom="0.199cm" text:number-lines="false" text:line-number="0"/>
      <style:text-properties style:font-name="Times"/>
    </style:style>
    <style:style style:name="T1" style:family="text">
      <style:text-properties style:font-name="Tim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Standard">2 tablespoon vegetable oil </text:p>
      <text:p text:style-name="Standard">1 large onion, chopped</text:p>
      <text:p text:style-name="Standard">1 green pepper, chopped</text:p>
      <text:p text:style-name="Standard">1 red pepper, chopped </text:p>
      <text:p text:style-name="Standard"><text:span text:style-name="T1">½ kg stewing </text:span>beef, cubed </text:p>
      <text:p text:style-name="Standard">1 teaspoon paprika</text:p>
      <text:p text:style-name="Standard">2 bay leaves</text:p>
      <text:p text:style-name="Standard"><text:span text:style-name="T1">¼ </text:span>teaspoon <text:s/>pepper </text:p>
      <text:p text:style-name="P2">½ teaspoon <text:s/>garlic salt </text:p>
      <text:p text:style-name="Standard"><text:span text:style-name="T1">¼ </text:span>teaspoon sugar</text:p>
      <text:p text:style-name="Standard"><text:span text:style-name="T1">½ </text:span>teaspoon <text:s/>salt </text:p>
      <text:p text:style-name="Standard">1 can diced tomatoes</text:p>
      <text:p text:style-name="Standard">1 cup hot water</text:p>
      <text:p text:style-name="Standard">1 tablespoon flour</text:p>
      <text:p text:style-name="Standard"><text:span text:style-name="T1">¼ </text:span>cup cold water</text:p>
      <text:h text:style-name="P1" text:outline-level="2">Method</text:h>
      <text:list text:style-name="L2">
        <text:list-item>
          <text:p text:style-name="P3">Heat vegetable oil in a large fry pan. </text:p>
        </text:list-item>
        <text:list-item>
          <text:p text:style-name="P3">Brown onions and peppers until soft. </text:p>
        </text:list-item>
        <text:list-item>
          <text:p text:style-name="P3">Add beef cubes and brown well approximately 10 minutes. </text:p>
        </text:list-item>
        <text:list-item>
          <text:p text:style-name="P3">Sprinkle with salt, pepper, garlic salt, paprika and sugar. <text:s/><text:line-break/>Mix thoroughly. </text:p>
        </text:list-item>
        <text:list-item>
          <text:p text:style-name="P3">Pour in 1 can diced tomatoes and 1 cup hot water; <text:line-break/>cover and simmer gently about 1½ hours. </text:p>
        </text:list-item>
        <text:list-item>
          <text:p text:style-name="P3">In a small jar or blend flour with cold water. <text:line-break/>Be sure to break up all lumps. </text:p>
        </text:list-item>
        <text:list-item>
          <text:p text:style-name="P3">Add to meat about 7 minutes before the end of the cooking time. </text:p>
        </text:list-item>
        <text:list-item>
          <text:p text:style-name="P3">Stir constantly until sauce is thickened and bubbling. </text:p>
        </text:list-item>
        <text:list-item>
          <text:p text:style-name="P3">Serve with noodles accompanied by a tomato salad if desir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RinderGulasch (Beef Goulash)</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4-28T21:38:26</meta:creation-date>
    <dc:creator>Frank Jung</dc:creator>
    <dc:date>2005-05-22T12:48:05</dc:date>
    <dc:language>en-AU</dc:language>
    <meta:editing-cycles>15</meta:editing-cycles>
    <meta:editing-duration>PT44M17S</meta:editing-duration>
    <meta:user-defined meta:name="Info 1"/>
    <meta:user-defined meta:name="Info 2"/>
    <meta:user-defined meta:name="Info 3"/>
    <meta:user-defined meta:name="Info 4"/>
    <meta:document-statistic meta:table-count="0" meta:image-count="0" meta:object-count="0" meta:page-count="2" meta:paragraph-count="27" meta:word-count="161" meta:character-count="898"/>
  </office:meta>
</office:document-meta>
</file>